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Roboto-Regular" svg:font-family="Roboto-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3aaa1"/>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paragraph-rsid="0013aaa1"/>
    </style:style>
    <style:style style:name="T1" style:family="text">
      <style:text-properties style:font-name="Roboto-Regular" fo:font-size="12pt" style:font-size-asian="12pt"/>
    </style:style>
    <style:style style:name="T2" style:family="text">
      <style:text-properties style:font-name="Roboto-Regular" fo:font-size="12pt" officeooo:rsid="0013aaa1" style:font-size-asian="12pt"/>
    </style:style>
    <style:style style:name="T3" style:family="text">
      <style:text-properties style:font-name="Roboto-Regular" fo:font-size="12pt" fo:font-weight="bold" style:font-size-asian="12pt"/>
    </style:style>
    <style:style style:name="T4" style:family="text">
      <style:text-properties style:font-name="Roboto-Regular" fo:font-size="12pt" fo:font-weight="bold" style:font-size-asian="12pt" style:font-weight-asian="bold" style:font-weight-complex="bold"/>
    </style:style>
    <style:style style:name="T5" style:family="text">
      <style:text-properties style:font-name="Roboto-Regular" fo:font-size="12pt" fo:font-weight="bold" officeooo:rsid="0013aaa1" style:font-size-asian="12pt" style:font-weight-asian="bold" style:font-weight-complex="bold"/>
    </style:style>
    <style:style style:name="T6" style:family="text">
      <style:text-properties style:font-name="Roboto-Regular" fo:font-size="12pt" fo:font-style="italic" style:font-size-asian="12pt"/>
    </style:style>
    <style:style style:name="T7" style:family="text">
      <style:text-properties style:font-name="Roboto-Regular" fo:font-size="12pt" fo:font-style="italic" fo:font-weight="normal" style:font-size-asian="12pt" style:font-weight-asian="normal" style:font-weight-complex="normal"/>
    </style:style>
    <style:style style:name="T8" style:family="text">
      <style:text-properties style:font-name="Roboto-Regular" fo:font-size="12pt" fo:font-weight="normal" style:font-size-asian="12pt" style:font-weight-asian="normal" style:font-weight-complex="normal"/>
    </style:style>
    <style:style style:name="T9" style:family="text">
      <style:text-properties fo:font-weight="bold"/>
    </style:style>
    <style:style style:name="T10" style:family="text">
      <style:text-properties fo:font-style="italic"/>
    </style:style>
    <style:style style:name="T11" style:family="text">
      <style:text-properties officeooo:rsid="0013aaa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4">Classe</text:span><text:span text:style-name="T1"> :Une classe est la description de données appelées </text:span><text:span text:style-name="T3">attributs</text:span><text:span text:style-name="T1">, et d’opérations appelées </text:span><text:span text:style-name="T3">méthodes</text:span><text:span text:style-name="T1">.</text:span>Une classe est un modèle de définition pour des objets ayant le même ensemble d’attributs, et le même ensemble d’opérations.A partir d’une classe on peut créer un ou plusieurs objets par <text:span text:style-name="T9">instanciation</text:span> ; chaque objet est une <text:span text:style-name="T9">instance</text:span> d’une seule classe.</text:p>
      <text:p text:style-name="Standard"/>
      <text:p text:style-name="P1"><text:span text:style-name="T5">C</text:span><text:span text:style-name="T4">lasse abstraite</text:span><text:span text:style-name="T1"> :</text:span><text:span text:style-name="T2">U</text:span><text:span text:style-name="T1">ne </text:span><text:span text:style-name="T3">classe abstraite</text:span><text:span text:style-name="T1"> est une </text:span><text:span text:style-name="T2">classe</text:span><text:span text:style-name="T1"> dont l'implémentation n'est pas complète et qui n'est pas </text:span><text:span text:style-name="T2">instanciable</text:span><text:span text:style-name="T1">. Elle sert de base à d'autres classes héritées. </text:span></text:p>
      <text:p text:style-name="Standard"><text:span text:style-name="T4">Objet</text:span><text:span text:style-name="T1"> :Un objet est une instance d’une classe, qui est l’outil fondamental de programmation en Java. Une classe peut aussi être considérée comme une description de ce qu’il faut faire pour créer un objet. Les classes sont composées de méthodes et d’attributs qui peuvent être </text:span><text:span text:style-name="T6">public</text:span><text:span text:style-name="T1">, </text:span><text:span text:style-name="T6">private</text:span><text:span text:style-name="T1"> ou </text:span><text:span text:style-name="T6">protected</text:span><text:span text:style-name="T1">. </text:span></text:p>
      <text:p text:style-name="Standard"><text:span text:style-name="T1"/></text:p>
      <text:p text:style-name="Standard"><text:span text:style-name="T4">Attribut </text:span><text:span text:style-name="T8">:Un attribut se définit en donnant son type, puis son nom, ( [] pour un tableau ), et éventuellement une partie initialisation . </text:span></text:p>
      <text:p text:style-name="P2"><text:span text:style-name="T8"/></text:p>
      <text:p text:style-name="Standard"><text:span text:style-name="T5">M</text:span><text:span text:style-name="T4">éthode </text:span><text:span text:style-name="T8">:Une méthode est une fonction faisant partie d'une classe. Elle permet d'effectuer des traitements sur (ou avec) les données membres des objets. Puisqu'en Java on ne manipule que des classes, il n'y aura formellement que des méthodes, même si on pourra parler de fonction pour des méthodes static qui ne manipule aucune des données membres. </text:span></text:p>
      <text:p text:style-name="P2"><text:span text:style-name="T8"/></text:p>
      <text:p text:style-name="Standard"><text:span text:style-name="T5">H</text:span><text:span text:style-name="T4">éritage </text:span><text:span text:style-name="T8">:L’héritage est la définition d’une classe par extension des caractéristiques d’une autre classe, exemple : on a créé une classe </text:span><text:span text:style-name="T7">Vehicule</text:span><text:span text:style-name="T8">. Ainsi les classes Automobile et Avion ont pu hériter des caractéristiques de </text:span><text:span text:style-name="T7">Vehicule</text:span><text:span text:style-name="T8">. </text:span></text:p>
      <text:p text:style-name="Text_20_body">L'héritage, est l'un des mécanismes les plus puissants de la <text:span text:style-name="T11">programmation orienté objet</text:span> permet de reprendre des membres d'une classe (appelée <text:span text:style-name="T10">superclasse</text:span> ou <text:span text:style-name="T10">classe mère</text:span>) dans une autre classe (appelée <text:span text:style-name="T10">sous-classe</text:span>, <text:span text:style-name="T10">classe fille</text:span> ou encore <text:span text:style-name="T10">classe dérivée</text:span>), qui en hérite. De cette façon, on peut par exemple construire une classe par héritage successif. </text:p>
      <text:p text:style-name="Standard"><text:span text:style-name="T5">P</text:span><text:span text:style-name="T4">olymorphisme</text:span><text:span text:style-name="T1"> :Le polymorphisme veut dire que le même service, aussi appelé opération ou méthode, peut avoir un comportement différent selon les situations. </text:span></text:p>
      <text:p text:style-name="Standard"><text:span text:style-name="T1"/></text:p>
      <text:p text:style-name="P3"><text:span text:style-name="T5">Surcharge</text:span><text:span text:style-name="T2"> :</text:span><text:span text:style-name="T1">La surcharge d’une méthode ou d’un constructeur permet de définir plusieurs fois une même méthode/constructeur avec des arguments différents.<text:line-break/>Le compilateur choisit la méthode qui doit être appelée en fonction du nombre et du type des arguments .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Roboto-Regular" svg:font-family="Roboto-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class="text"/>
    <style:style style:name="Heading_20_2" style:display-name="Heading 2"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7T10:58:16.228000000</meta:creation-date>
    <dc:date>2019-05-17T11:08:58.758000000</dc:date>
    <meta:editing-duration>PT32S</meta:editing-duration>
    <meta:editing-cycles>1</meta:editing-cycles>
    <meta:document-statistic meta:table-count="0" meta:image-count="0" meta:object-count="0" meta:page-count="1" meta:paragraph-count="9" meta:word-count="358" meta:character-count="2323" meta:non-whitespace-character-count="1966"/>
    <meta:generator>LibreOffice/5.4.1.2$Windows_X86_64 LibreOffice_project/ea7cb86e6eeb2bf3a5af73a8f7777ac570321527</meta:generator>
  </office:meta>
</office:document-meta>
</file>